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5" calcext:value-type="float">
            <text:p>-5</text:p>
          </table:table-cell>
          <table:table-cell office:value-type="float" office:value="-1.6410919" calcext:value-type="float">
            <text:p>-1.6410919</text:p>
          </table:table-cell>
          <table:table-cell office:value-type="float" office:value="0.42236697" calcext:value-type="float">
            <text:p>0.422366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5095123" calcext:value-type="float">
            <text:p>2.5095123</text:p>
          </table:table-cell>
          <table:table-cell office:value-type="float" office:value="0.2934237" calcext:value-type="float">
            <text:p>0.29342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.8404088" calcext:value-type="float">
            <text:p>6.8404088</text:p>
          </table:table-cell>
          <table:table-cell office:value-type="float" office:value="0.36919246" calcext:value-type="float">
            <text:p>0.369192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.280682" calcext:value-type="float">
            <text:p>10.280682</text:p>
          </table:table-cell>
          <table:table-cell office:value-type="float" office:value="0.6494805" calcext:value-type="float">
            <text:p>0.64948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0.742406" calcext:value-type="float">
            <text:p>10.742406</text:p>
          </table:table-cell>
          <table:table-cell office:value-type="float" office:value="0.85773179" calcext:value-type="float">
            <text:p>0.857731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1.050837" calcext:value-type="float">
            <text:p>11.050837</text:p>
          </table:table-cell>
          <table:table-cell office:value-type="float" office:value="1.3444797" calcext:value-type="float">
            <text:p>1.34447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0.956753" calcext:value-type="float">
            <text:p>10.956753</text:p>
          </table:table-cell>
          <table:table-cell office:value-type="float" office:value="1.7704541" calcext:value-type="float">
            <text:p>1.77045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.713661" calcext:value-type="float">
            <text:p>10.713661</text:p>
          </table:table-cell>
          <table:table-cell office:value-type="float" office:value="2.6514678" calcext:value-type="float">
            <text:p>2.65146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-4.1641221" calcext:value-type="float">
            <text:p>-4.1641221</text:p>
          </table:table-cell>
          <table:table-cell office:value-type="float" office:value="0.93704206" calcext:value-type="float">
            <text:p>0.937042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.1341738" calcext:value-type="float">
            <text:p>7.1341738</text:p>
          </table:table-cell>
          <table:table-cell office:value-type="float" office:value="0.60789517" calcext:value-type="float">
            <text:p>0.607895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.738398" calcext:value-type="float">
            <text:p>18.738398</text:p>
          </table:table-cell>
          <table:table-cell office:value-type="float" office:value="0.79898597" calcext:value-type="float">
            <text:p>0.798985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8.274159" calcext:value-type="float">
            <text:p>28.274159</text:p>
          </table:table-cell>
          <table:table-cell office:value-type="float" office:value="1.4902676" calcext:value-type="float">
            <text:p>1.49026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9.398745" calcext:value-type="float">
            <text:p>29.398745</text:p>
          </table:table-cell>
          <table:table-cell office:value-type="float" office:value="2.0025461" calcext:value-type="float">
            <text:p>2.00254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0.170498" calcext:value-type="float">
            <text:p>30.170498</text:p>
          </table:table-cell>
          <table:table-cell office:value-type="float" office:value="3.2457265" calcext:value-type="float">
            <text:p>3.24572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29.355793" calcext:value-type="float">
            <text:p>29.355793</text:p>
          </table:table-cell>
          <table:table-cell office:value-type="float" office:value="4.3870769" calcext:value-type="float">
            <text:p>4.38707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8.620034" calcext:value-type="float">
            <text:p>28.620034</text:p>
          </table:table-cell>
          <table:table-cell office:value-type="float" office:value="6.6973287" calcext:value-type="float">
            <text:p>6.69732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" calcext:value-type="float">
            <text:p>-5</text:p>
          </table:table-cell>
          <table:table-cell office:value-type="float" office:value="-7.5134835" calcext:value-type="float">
            <text:p>-7.5134835</text:p>
          </table:table-cell>
          <table:table-cell office:value-type="float" office:value="1.6584582" calcext:value-type="float">
            <text:p>1.65845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4.296009" calcext:value-type="float">
            <text:p>14.296009</text:p>
          </table:table-cell>
          <table:table-cell office:value-type="float" office:value="1.0634163" calcext:value-type="float">
            <text:p>1.06341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6.996145" calcext:value-type="float">
            <text:p>36.996145</text:p>
          </table:table-cell>
          <table:table-cell office:value-type="float" office:value="1.3966251" calcext:value-type="float">
            <text:p>1.39662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55.312566" calcext:value-type="float">
            <text:p>55.312566</text:p>
          </table:table-cell>
          <table:table-cell office:value-type="float" office:value="2.6902683" calcext:value-type="float">
            <text:p>2.69026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58.040227" calcext:value-type="float">
            <text:p>58.040227</text:p>
          </table:table-cell>
          <table:table-cell office:value-type="float" office:value="3.5844899" calcext:value-type="float">
            <text:p>3.58448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59.499474" calcext:value-type="float">
            <text:p>59.499474</text:p>
          </table:table-cell>
          <table:table-cell office:value-type="float" office:value="5.878999" calcext:value-type="float">
            <text:p>5.8789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56.94312" calcext:value-type="float">
            <text:p>56.94312</text:p>
          </table:table-cell>
          <table:table-cell office:value-type="float" office:value="8.0966836" calcext:value-type="float">
            <text:p>8.09668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.872511" calcext:value-type="float">
            <text:p>55.872511</text:p>
          </table:table-cell>
          <table:table-cell office:value-type="float" office:value="12.450793" calcext:value-type="float">
            <text:p>12.4507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5" calcext:value-type="float">
            <text:p>-5</text:p>
          </table:table-cell>
          <table:table-cell office:value-type="float" office:value="-35.233112" calcext:value-type="float">
            <text:p>-35.233112</text:p>
          </table:table-cell>
          <table:table-cell office:value-type="float" office:value="7.084219" calcext:value-type="float">
            <text:p>7.0842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4.969964" calcext:value-type="float">
            <text:p>74.969964</text:p>
          </table:table-cell>
          <table:table-cell office:value-type="float" office:value="4.3175963" calcext:value-type="float">
            <text:p>4.31759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88.64718" calcext:value-type="float">
            <text:p>188.64718</text:p>
          </table:table-cell>
          <table:table-cell office:value-type="float" office:value="5.7585006" calcext:value-type="float">
            <text:p>5.75850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84.54999" calcext:value-type="float">
            <text:p>284.54999</text:p>
          </table:table-cell>
          <table:table-cell office:value-type="float" office:value="11.085782" calcext:value-type="float">
            <text:p>11.0857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298.6342" calcext:value-type="float">
            <text:p>298.6342</text:p>
          </table:table-cell>
          <table:table-cell office:value-type="float" office:value="15.411676" calcext:value-type="float">
            <text:p>15.4116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300.96866" calcext:value-type="float">
            <text:p>300.96866</text:p>
          </table:table-cell>
          <table:table-cell office:value-type="float" office:value="25.975334" calcext:value-type="float">
            <text:p>25.9753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float" office:value="285.71367" calcext:value-type="float">
            <text:p>285.71367</text:p>
          </table:table-cell>
          <table:table-cell office:value-type="float" office:value="37.102534" calcext:value-type="float">
            <text:p>37.1025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273.26171" calcext:value-type="float">
            <text:p>273.26171</text:p>
          </table:table-cell>
          <table:table-cell office:value-type="float" office:value="58.102351" calcext:value-type="float">
            <text:p>58.1023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09:33:32.045704523</meta:creation-date>
    <dc:date>2023-04-20T09:38:11.742097072</dc:date>
    <meta:editing-duration>PT4M35S</meta:editing-duration>
    <meta:editing-cycles>8</meta:editing-cycles>
    <meta:generator>LibreOffice/7.3.7.2$Linux_X86_64 LibreOffice_project/30$Build-2</meta:generator>
    <meta:document-statistic meta:table-count="1" meta:cell-count="132" meta:object-count="0"/>
  </office:meta>
</office:document-meta>
</file>